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  <style:font-face style:name="Times" svg:font-family="Times"/>
  </office:font-face-decls>
  <office:automatic-styles>
    <style:style style:name="P1" style:family="paragraph" style:parent-style-name="Standard">
      <style:paragraph-properties fo:margin-bottom="0.1111in" fo:line-height="105%"/>
      <style:text-properties style:font-name="Times" fo:font-size="11.0pt" fo:color="#c00000"/>
    </style:style>
    <style:style style:name="P2" style:family="paragraph" style:parent-style-name="Standard">
      <style:paragraph-properties fo:margin-bottom="0.1111in" fo:line-height="105%"/>
      <style:text-properties style:font-name="Times" fo:font-size="11.0pt"/>
    </style:style>
    <style:style style:name="P3" style:family="paragraph" style:parent-style-name="Standard">
      <style:paragraph-properties fo:margin-bottom="0.1111in" fo:line-height="105%"/>
      <style:text-properties style:font-name="Times" fo:font-size="11.0pt" fo:color="#ff0000"/>
    </style:style>
    <style:style style:name="T1" style:family="text">
      <style:text-properties fo:letter-spacing="0.0000in" fo:color="#000000"/>
    </style:style>
    <style:style style:name="T2" style:family="text">
      <style:text-properties fo:letter-spacing="0.0000in"/>
    </style:style>
    <style:style style:name="T3" style:family="text">
      <style:text-properties fo:font-weight="bold" fo:font-weight-asian="bold" fo:font-weight-complex="bold" fo:letter-spacing="0.0000in"/>
    </style:style>
    <style:style style:name="T4" style:family="text">
      <style:text-properties fo:font-style="italic" fo:font-style-asian="italic" fo:font-style-complex="italic" fo:letter-spacing="0.0000in"/>
    </style:style>
    <style:style style:name="T5" style:family="text">
      <style:text-properties style:font-name="Helvetica" fo:font-size="16.0pt" fo:font-size-asian="16.0pt" fo:font-size-complex="16.0pt" fo:letter-spacing="0.0000in" fo:color="#000000" fo:background-color="#ffffff"/>
    </style:style>
    <style:style style:name="T6" style:family="text">
      <style:text-properties fo:font-size="12.0pt" fo:font-size-asian="12.0pt" fo:font-size-complex="12.0pt" fo:letter-spacing="0.0000in" fo:color="#000000"/>
    </style:style>
    <style:style style:name="T7" style:family="text">
      <style:text-properties fo:letter-spacing="0.0000in" fo:color="#c00000"/>
    </style:style>
    <style:style style:name="T8" style:family="text">
      <style:text-properties fo:font-style="italic" fo:font-style-asian="italic" fo:font-style-complex="italic" fo:letter-spacing="0.0000in" fo:color="#c00000"/>
    </style:style>
    <style:style style:name="T9" style:family="text">
      <style:text-properties fo:font-size="10.0pt" fo:font-size-asian="10.0pt" fo:font-size-complex="10.0pt"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<text:tab/><text:tab/><text:tab/><text:tab/><text:tab/><text:tab/><text:tab/></text:span><text:span text:style-name="T2">Miejscowość, data</text:span></text:p>
      <text:p text:style-name="P1"><text:span text:style-name="T2">Imię i nazwisko</text:span></text:p>
      <text:p text:style-name="P1"><text:span text:style-name="T2">Adres</text:span></text:p>
      <text:p text:style-name="P2"><text:span text:style-name="T2"><text:tab/><text:tab/><text:tab/><text:tab/><text:tab/><text:tab/><text:tab/>DYREKTOR <text:tab/><text:tab/><text:tab/><text:tab/><text:tab/><text:tab/><text:tab/><text:tab/><text:tab/><text:tab/><text:tab/>ZAKŁADU EMERYTALNO-RENTOWEGO<text:tab/><text:tab/><text:tab/><text:tab/><text:tab/><text:tab/><text:tab/><text:tab/>MSWiA<text:tab/><text:tab/><text:tab/><text:tab/><text:tab/><text:tab/><text:tab/><text:tab/><text:tab/><text:tab/><text:tab/><text:tab/>ul. Pawińskiego 17/21<text:tab/><text:tab/><text:tab/><text:tab/><text:tab/><text:tab/><text:tab/><text:tab/><text:tab/><text:tab/>02-106 Warszawa</text:span></text:p>
      <text:p text:style-name="P2"/>
      <text:p text:style-name="P2"><text:span text:style-name="T2"><text:tab/><text:tab/><text:tab/><text:tab/><text:tab/></text:span><text:span text:style-name="T3">WNIOSEK</text:span></text:p>
      <text:p text:style-name="P2"/>
      <text:p text:style-name="P2"><text:span text:style-name="T2"><text:tab/>Na podstawie art. 33, ust. 1, pkt. 6 </text:span><text:span text:style-name="T4">Ustawy o zapatrzeniu emerytalnym funkcjonariuszy Policji, Agencji Bezpieczeństwa Wewnętrznego, Agencji Wywiadu, Służby Kontrwywiadu Wojskowego, Służby Wywiadu Wojskowego, Centralnego Biura Antykorupcyjnego, Straży Granicznej, Biura Ochrony Rządu, Państwowej Straży Pożarnej, Służby Celno-Skarbowej i Służby Więziennej oraz ich rodzin z dnia 18 lutego 1994 r.</text:span><text:span text:style-name="T2"><text:s/>(Dz.U. z 2018 r. poz. 132 z późn. zm.)</text:span><text:span text:style-name="T5"><text:s/></text:span><text:span text:style-name="T6">(</text:span><text:span text:style-name="T2">dalej: </text:span><text:span text:style-name="T4">Ustawa emerytalna</text:span><text:span text:style-name="T2">) wnoszę o zaliczenie do mojej wysługi okresu służby w organach bezpieczeństwa państwa, od </text:span><text:span text:style-name="T7">( data wstąpienia do OBP</text:span><text:span text:style-name="T2">) do (</text:span><text:span text:style-name="T7">data zwolnienia z OBP</text:span><text:span text:style-name="T2">), tj. łącznie (</text:span><text:span text:style-name="T7">ilość dni, miesięcy, lat</text:span><text:span text:style-name="T2">).</text:span></text:p>
      <text:p text:style-name="P2"/>
      <text:p text:style-name="P2"><text:span text:style-name="T2"><text:tab/><text:tab/><text:tab/><text:tab/><text:tab/></text:span><text:span text:style-name="T3">Uzasadnienie</text:span></text:p>
      <text:p text:style-name="P2"/>
      <text:p text:style-name="P2"><text:span text:style-name="T2"><text:tab/></text:span><text:span text:style-name="T4">Decyzją</text:span><text:span text:style-name="T2"><text:s/>Dyrektora Zakładu Emerytalno-Rentowego MSW z dnia (</text:span><text:span text:style-name="T7">data wydania i numer KRW pierwszej decyzji, obniżającej świadczenia za służbę w OBP</text:span><text:span text:style-name="T2">), wydaną na podstawie </text:span><text:span text:style-name="T4">Informacji IPN </text:span><text:span text:style-name="T2">z dnia (</text:span><text:span text:style-name="T7">data wydania i numer informacji IPN wymienionej w tej decyzji</text:span><text:span text:style-name="T2">) o przebiegu służby w organach bezpieczeństwa państwa (dalej: </text:span><text:span text:style-name="T4">Informacja IPN 2010)</text:span><text:span text:style-name="T2">, została zmieniona wysokość mojego świadczenia emerytalnego. Zgodnie z orzecznictwem Trybunału Konstytucyjnego oraz sądów powszechnych, </text:span><text:span text:style-name="T4">Informacja IPN 2010</text:span><text:span text:style-name="T2"><text:s/>jest dokumentem urzędowym, potwierdzającym pełnienie przeze mnie służby w określonym okresie czasu, w określonych jednostkach i ma taki sam walor prawny jak informacja o przebiegu służby, wydana przez inny uprawniony organ. Ponadto, na podstawie tej </text:span><text:span text:style-name="T4">Informacji</text:span><text:span text:style-name="T2"><text:s/>ZER MSWiA sporządził dokument </text:span><text:span text:style-name="T4">Wysługa w kontekście sprawy ZER</text:span><text:span text:style-name="T2"><text:s/>( </text:span><text:span text:style-name="T7">numer tego dokumentu</text:span><text:span text:style-name="T2">), z dnia (</text:span><text:span text:style-name="T7">data jego wydania</text:span><text:span text:style-name="T2">), który również potwierdza, że w okresie od (</text:span><text:span text:style-name="T7">data wstąpienia do OBP</text:span><text:span text:style-name="T2">) do (</text:span><text:span text:style-name="T7">data zwolnienia z OBP</text:span><text:span text:style-name="T2">), tj. łącznie przez (</text:span><text:span text:style-name="T7">ilość lat, miesięcy</text:span><text:span text:style-name="T2">), pełniłem służbę w organach bezpieczeństwa państwa. Jak dotychczas, ani ja, ani Dyrektor Zakładu Emerytalnego MSWiA, ani sąd nie wykazał, że dokument ten jest nieprawdziwy bądź poświadcza nieprawdę, w konsekwencji czego </text:span><text:span text:style-name="T4">Informacja IPN 2010</text:span><text:span text:style-name="T2"><text:s/>nie została unieważniona i usunięta z obiegu prawnego, a tym samym w dalszym ciągu zaświadcza i stanowi dowód tego, że przez (</text:span><text:span text:style-name="T7">ilość lat, miesięcy</text:span><text:span text:style-name="T2">) byłem funkcjonariuszem organów bezpieczeństwa państwa.</text:span></text:p>
      <text:p text:style-name="P2"><text:span text:style-name="T2"><text:tab/>Tymczasem, </text:span><text:span text:style-name="T4">Decyzją</text:span><text:span text:style-name="T2"><text:s/>Dyrektora Zakładu Emerytalno-Rentowego MSWiA z dnia (</text:span><text:span text:style-name="T7">data wydania i numer KRW drugiej </text:span><text:span text:style-name="T8">Decyzji</text:span><text:span text:style-name="T2">) obniżającej świadczenie za służbę na rzecz TP (dalej: </text:span><text:span text:style-name="T4">Decyzja ZER 2017</text:span><text:span text:style-name="T2">) wydaną na podstawie </text:span><text:span text:style-name="T4">Informacji IPN</text:span><text:span text:style-name="T2">, wymienionej w tej </text:span><text:span text:style-name="T4">Decyzji</text:span><text:span text:style-name="T2">), (dalej: </text:span><text:span text:style-name="T4">Informacja IPN 2017</text:span><text:span text:style-name="T2">), ponownie zmieniono wysokość mojego świadczenia. Jednocześnie, w załączonym do tej </text:span><text:span text:style-name="T4">Decyzji</text:span><text:span text:style-name="T2"><text:s/>dokumencie </text:span><text:span text:style-name="T4">Wysługa w kontekście sprawy ZER</text:span><text:span text:style-name="T2"><text:s/>(</text:span><text:span text:style-name="T7">numer tego dokumentu</text:span><text:span text:style-name="T2">), z dnia (</text:span><text:span text:style-name="T7">data jego wydania</text:span><text:span text:style-name="T2">), wyliczono moją wysługę za służbę na rzecz totalitarnego państwa w okresie od (</text:span><text:span text:style-name="T7">data rozpoczęcia tej służby, podana w tym dokumencie</text:span><text:span text:style-name="T2">) do (</text:span><text:span text:style-name="T7">data jej zakończenia, podana w tym dokumencie</text:span><text:span text:style-name="T2">), tj. łącznie (</text:span><text:span text:style-name="T7">ilość lat, miesięcy</text:span><text:span text:style-name="T2">), natomiast pominięto moją wysługę za służbę w organach bezpieczeństwa państwa w okresie (</text:span><text:span text:style-name="T7">data wstąpienia do OBP</text:span><text:span text:style-name="T2">) do (</text:span><text:span text:style-name="T7">data zwolnienia z OBP</text:span><text:span text:style-name="T2">) tj. łącznie (</text:span><text:span text:style-name="T7">ilość lat, miesięcy</text:span><text:span text:style-name="T2">).</text:span></text:p>
      <text:p text:style-name="P2"><text:span text:style-name="T2"><text:tab/>Przypuszczam, że pominięcie w wysłudze okresu mojej służby w organach bezpieczeństwa państwa spowodowane było błędem pracowników Zakładu, dlatego wnoszę o usunięcie tego błędu i o doliczenie do mojej wysługi również służby w organach bezpieczeństwa państwa, w okresie od (</text:span><text:span text:style-name="T7">data wstąpienia do OBP</text:span><text:span text:style-name="T2">) do (</text:span><text:span text:style-name="T7">data zwolnienia z OBP</text:span><text:span text:style-name="T2">). Usunięcie tego oczywistego błędu przywróci stan faktyczny jeżeli chodzi o moją wysługę przed 1990 rokiem.</text:span></text:p>
      <text:p text:style-name="P2"><text:span text:style-name="T2"><text:tab/>Wnoszę również o sprostowanie jeszcze jednego błędu i doprecyzowanie, na podstawie jakiego przepisu, </text:span><text:span text:style-name="T4">Decyzją ZER 2017</text:span><text:span text:style-name="T2"><text:s/>zmieniono wysokość mojego świadczenia. Art. 32, ust. 1, pkt. 1 </text:span><text:span text:style-name="T4">Ustawy emerytalnej</text:span><text:span text:style-name="T2">, który stanowi jedyną oprócz </text:span><text:span text:style-name="T4">Informacji IPN 2017</text:span><text:span text:style-name="T2">, podstawę prawną tej </text:span><text:span text:style-name="T4">Decyzji</text:span><text:span text:style-name="T2"><text:s/>– mówi tylko o tym, kto ma prawo przyznawać świadczenie i ustalać jego wysokość. W przepisie tym nie występuje pojęcie „</text:span><text:span text:style-name="T4">ponownego ustalenia wysokości emerytury”</text:span><text:span text:style-name="T2">, a tym bardziej nie wskazuje on ustawowych przesłanek tego „</text:span><text:span text:style-name="T4">ponownego ustalenia</text:span><text:span text:style-name="T2">”. Świadczenie zaś można uchylić lub zmienić jego wysokość tylko na podstawie przepisów art. 33 </text:span><text:span text:style-name="T4">Ustawy emerytalnej.</text:span></text:p>
      <text:p text:style-name="P2"><text:span text:style-name="T2"><text:tab/>Natomiast wymieniony tylko w </text:span><text:span text:style-name="T4">Pouczeniu</text:span><text:span text:style-name="T2">, ale nie wymieniony jako podstawa prawna </text:span><text:span text:style-name="T4">Decyzji ZER 2017</text:span><text:span text:style-name="T2"><text:s/>pomocniczy i przejściowy przepis art. 2 </text:span><text:span text:style-name="T4">Ustawy o zapatrzeniu emerytalnym funkcjonariuszy Policji, Agencji Bezpieczeństwa Wewnętrznego, Agencji Wywiadu, Służby Kontrwywiadu Wojskowego, Służby Wywiadu Wojskowego, Centralnego Biura Antykorupcyjnego, Straży Granicznej, Biura Ochrony Rządu, Państwowej Straży Pożarnej i Służby Więziennej oraz ich rodzin z dnia 18 lutego 1994 r.</text:span><text:span text:style-name="T2">,</text:span><text:span text:style-name="T9"><text:s/></text:span><text:span text:style-name="T2">upoważnia organ emerytalny wyłącznie do wszczęcia postępowania z urzędu, natomiast tryb tego postępowania reguluje art. 33 </text:span><text:span text:style-name="T4">Ustawy emerytalnej.</text:span></text:p>
      <text:p text:style-name="P2"><text:span text:style-name="T9"><text:tab/></text:span><text:span text:style-name="T2">Wnoszę więc o wskazanie, jaki przepis art. 33 </text:span><text:span text:style-name="T4">Ustawy emerytalnej </text:span><text:span text:style-name="T2">stanowi podstawę zmiany wysokości mojego świadczenia, czy też „</text:span><text:span text:style-name="T4">ponownego</text:span><text:span text:style-name="T9"><text:s/></text:span><text:span text:style-name="T4">ustalenia</text:span><text:span text:style-name="T2">” jego wysokości.</text:span></text:p>
      <text:p text:style-name="P2"/>
      <text:p text:style-name="P2"/>
      <text:p text:style-name="P3"><text:span text:style-name="T1"><text:tab/><text:tab/><text:tab/><text:tab/><text:tab/><text:tab/></text:span><text:span text:style-name="T2">Imię i nazwisk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2</meta:generator>
    <meta:initial-creator>Pracownia</meta:initial-creator>
  </office:meta>
</office:document-meta>
</file>